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736cm" fo:margin-right="0cm" fo:text-indent="-0.736cm" style:auto-text-indent="false"/>
    </style:style>
    <style:style style:name="P2" style:family="paragraph" style:parent-style-name="Standard">
      <style:paragraph-properties fo:margin-left="0.736cm" fo:margin-right="0cm" fo:text-indent="-0.736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Time Series Anlaysis. Practice 1. Descriptive statistics </text:p>
      <text:p text:style-name="P2"/>
      <text:p text:style-name="P2"><text:tab/><text:tab/><text:tab/><text:tab/><text:span text:style-name="T2">Joan Puigdomenech i Joel Romia</text:span></text:p>
      <text:p text:style-name="P1"><text:span text:style-name="T1"/></text:p>
      <text:p text:style-name="P1"><text:span text:style-name="T1"/></text:p>
      <text:p text:style-name="P1"><text:span text:style-name="T4">Problema 1</text:span><text:line-break/>path.data &lt;- "./series temporales/"<text:line-break/>path.data &lt;- path.data.0<text:line-break/>nm &lt;- names(read.csv2(paste0(path.data,"INE_IPC.csv"), skip=6, header=TRUE, nrows=1))<text:line-break/><text:line-break/>yEnd &lt;- min(grep(".3",nm,fixed = TRUE))-1<text:line-break/>vEnd &lt;- yEnd + 195<text:line-break/>end &lt;- min(grep(".1",nm,fixed = TRUE))-1<text:line-break/>nm &lt;- nm[end:2]<text:line-break/><text:line-break/>IPC &lt;- as.numeric(unlist(t(read.csv2(paste0(path.data,"INE_IPC.csv"), skip=6, sep = ";")[1:13,(end-1):2])))<text:line-break/><text:line-break/>numYear &lt;- as.numeric(substr(nm,start=2,stop=5))<text:line-break/>numMonth &lt;- as.numeric(substr(nm,start=7,stop=8))<text:line-break/><text:line-break/>IPC.ts &lt;- ts(IPC, frequency = 196, start=c(numYear[1],numMonth[1]))<text:line-break/>IPC.ts<text:line-break/>plot(IPC.ts,type="l", main="IPC", xlab="Time", ylab = "Valores")<text:line-break/><text:line-break/>#Monthly variation<text:line-break/>path.data &lt;- path.data.0<text:line-break/>nm &lt;- names(read.csv2(paste0(path.data,"INE_IPC.csv"), skip=6, header=TRUE, nrows=1))<text:line-break/>mEnd &lt;- min(grep(".2",nm,fixed = TRUE))-1<text:line-break/>nm2 = nm[mEnd:end]<text:line-break/>monthly &lt;- as.numeric(unlist(t(read.csv2(paste0(path.data,"INE_IPC.csv"), skip=6, sep = ";")[1:13,mEnd:end+1])))<text:line-break/><text:line-break/>numYear &lt;- as.numeric(substr(nm2,start=2,stop=5))<text:line-break/>numMonth &lt;- as.numeric(substr(nm2,start=7,stop=8))<text:line-break/><text:line-break/>monthly.ts &lt;- ts(monthly, frequency = 196, start=c(numYear[1],numMonth[1]))<text:line-break/>monthly.ts<text:line-break/>plot(monthly.ts, main="Monthly Variation", xlab="Time", ylab = "Valores")<text:line-break/>#Year Variation<text:line-break/>path.data &lt;- path.data.0<text:line-break/>nm &lt;- names(read.csv2(paste0(path.data,"INE_IPC.csv"), skip=6, header=TRUE, nrows=1))<text:line-break/>yEnd &lt;- min(grep(".3",nm,fixed = TRUE))-1<text:line-break/>nm3 = nm[yEnd:mEnd]<text:line-break/>yearly &lt;- as.numeric(unlist(t(read.csv2(paste0(path.data,"INE_IPC.csv"), skip=6, sep = ";")[1:13,yEnd:mEnd+1])))<text:line-break/><text:line-break/>numYear &lt;- as.numeric(substr(nm3,start=2,stop=5))<text:line-break/>numMonth &lt;- as.numeric(substr(nm3,start=7,stop=8))<text:line-break/><text:line-break/>yearly.ts &lt;- ts(yearly, frequency = 196, start=c(numYear[1],numMonth[1]))<text:line-break/><text:soft-page-break/>yearly.ts<text:line-break/>plot(yearly.ts, main="Yearly Variation", xlab="Time", ylab = "Valores")<text:line-break/><text:line-break/>#Variation<text:line-break/>path.data &lt;- path.data.0<text:line-break/>nm &lt;- names(read.csv2(paste0(path.data,"INE_IPC.csv"), skip=6, header=TRUE))<text:line-break/>nm4 = nm[vEnd:yEnd]<text:line-break/>variation &lt;- as.numeric(unlist(t(read.csv2(paste0(path.data,"INE_IPC.csv"), skip=6, sep = ";")[1:13,780:587])))<text:line-break/>numYear &lt;- as.numeric(substr(nm4,start=2,stop=5))<text:line-break/>numMonth &lt;- as.numeric(substr(nm4,start=7,stop=8))<text:line-break/><text:line-break/>variation.ts &lt;- ts(variation, frequency = 196, start=c(numYear[1],numMonth[1]))<text:line-break/>plot(variation.ts, main="IPC: Consumer price index,", xlab="Time", ylab = "Valores")<text:line-break/><text:line-break/>#Union<text:line-break/>plot(ts.union(IPC.ts, monthly.ts, yearly.ts, variation.ts),type="l", main="Unio", xlab="Time", ylab = "IPC")<text:line-break/></text:p>
      <text:p text:style-name="P1"><text:span text:style-name="T4">Problema 2</text:span><text:line-break/>Estacionarias -&gt; IPC, year, month<text:line-break/>No Estacionarias -&gt; Variation<text:line-break/></text:p>
      <text:p text:style-name="P1"><text:span text:style-name="T4">Problema 3</text:span><text:line-break/>plot(diff(log(IPC.ts),lag=12), main="Seasonal diff. of log(IPC)", ylab="")<text:line-break/>unio &lt;- cbind(IPC.ts, variation.ts, diff(log(IPC.ts)))<text:line-break/>plot(unio,lag=12, main="Seasonal diff. of log(IPC)", ylab="")<text:line-break/><text:line-break/></text:p>
      <text:p text:style-name="P1"><text:span text:style-name="T4">Problema 4</text:span><text:line-break/>inflation &lt;- 100*diff(IPC,lag=12)/lag(IPC,k=-12)<text:line-break/><text:line-break/>Inflation si que es de la clase ts ya que este valor se calcula con el paso del tiempo <text:line-break/>y comparandolo con el mismo en timpoos pasados<text:line-break/><text:line-break/>La inflación es similar a la variación anual ya que ambas son el promedio de los precios en el año y se calcula como cociente entre el índice en el mes y el índice del mes del año anterior<text:line-break/><text:line-break/></text:p>
      <text:p text:style-name="P1"><text:span text:style-name="T4">Problema 5</text:span><text:line-break/>acf(ts.union(IPC.ts, monthly.ts, yearly.ts, variation.ts),na.action = na.pass)<text:line-break/>acf(inflation, na.action = na.pass)<text:line-break/>acf(diff( diff(IPC,lag=1), lag=12))<text:line-break/><text:line-break/>No lo son ya que no presentan ningun patr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Romia Aribau</meta:initial-creator>
    <meta:creation-date>2023-01-17T17:44:23.35</meta:creation-date>
    <meta:document-statistic meta:table-count="0" meta:image-count="0" meta:object-count="0" meta:page-count="2" meta:paragraph-count="7" meta:word-count="342" meta:character-count="3352"/>
    <dc:date>2023-01-17T17:48:41.48</dc:date>
    <dc:creator>Joel Romia Aribau</dc:creator>
    <meta:editing-duration>PT4M18S</meta:editing-duration>
    <meta:editing-cycles>1</meta:editing-cycles>
    <meta:generator>OpenOffice/4.1.2$Win32 OpenOffice.org_project/412m3$Build-9782</meta:generator>
  </office:meta>
</office:document-meta>
</file>